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ConversionException.CharConversion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ConversionException.CharConvers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